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A000000EC81312E625CB256E7.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ArialMT" svg:font-family="ArialMT"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MT" fo:font-size="11pt" fo:language="es" fo:country="ES" fo:font-style="normal" style:text-underline-style="none" fo:font-weight="normal"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3"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4"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5"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6" style:family="paragraph" style:parent-style-name="Standard" style:master-page-name="Standard">
      <style:paragraph-properties fo:text-align="justify" style:justify-single-word="false" style:page-number="1"/>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list-style-name="L2">
      <style:paragraph-properties fo:text-align="justify" style:justify-single-word="false"/>
      <style:text-properties style:use-window-font-color="true" style:font-name="ArialMT" fo:font-size="11pt" fo:language="es" fo:country="ES" fo:font-style="normal" style:text-underline-style="none" fo:font-weight="normal"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9" style:family="paragraph" style:parent-style-name="Standard" style:list-style-name="L3">
      <style:paragraph-properties fo:text-align="justify" style:justify-single-word="false"/>
      <style:text-properties style:use-window-font-color="true" style:font-name="ArialMT" fo:font-size="11pt" fo:language="es" fo:country="ES" fo:font-style="normal" style:text-underline-style="none" fo:font-weight="normal"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10" style:family="paragraph" style:parent-style-name="Standard" style:list-style-name="L3">
      <style:paragraph-properties fo:text-align="justify" style:justify-single-word="false"/>
      <style:text-properties style:use-window-font-color="true" style:font-name="ArialMT" fo:font-size="11pt" fo:language="es" fo:country="ES" fo:font-style="normal" style:text-underline-style="none" fo:font-weight="normal" officeooo:paragraph-rsid="00138de4"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11" style:family="paragraph" style:parent-style-name="Standard">
      <style:paragraph-properties fo:text-align="justify" style:justify-single-word="false"/>
      <style:text-properties style:use-window-font-color="true" style:font-name="ArialMT" fo:font-size="11pt" fo:language="es" fo:country="ES" fo:font-style="normal" style:text-underline-style="solid" style:text-underline-width="auto" style:text-underline-color="font-color" fo:font-weight="normal"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12" style:family="paragraph" style:parent-style-name="Standard" style:list-style-name="L3">
      <style:paragraph-properties fo:text-align="justify" style:justify-single-word="false"/>
      <style:text-properties style:use-window-font-color="true" style:font-name="ArialMT" fo:font-size="11pt" fo:language="es" fo:country="ES" fo:font-style="normal" style:text-underline-style="solid" style:text-underline-width="auto" style:text-underline-color="font-color" fo:font-weight="normal"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13" style:family="paragraph" style:parent-style-name="Standard" style:list-style-name="L3">
      <style:paragraph-properties fo:text-align="justify" style:justify-single-word="false"/>
      <style:text-properties fo:color="#007826" style:font-name="ArialMT" fo:font-size="11pt" fo:language="es" fo:country="ES" fo:font-style="normal" style:text-underline-style="none" fo:font-weight="bold" officeooo:rsid="00138de4" officeooo:paragraph-rsid="00138de4" style:font-name-asian="ArialMT" style:font-size-asian="11pt" style:language-asian="zxx" style:country-asian="none" style:font-style-asian="normal" style:font-weight-asian="bold" style:font-name-complex="ArialMT" style:font-size-complex="11pt" style:language-complex="ar" style:country-complex="SA" style:font-style-complex="normal" style:font-weight-complex="bold"/>
    </style:style>
    <style:style style:name="P14" style:family="paragraph">
      <style:paragraph-properties style:writing-mode="lr-tb"/>
    </style:style>
    <style:style style:name="P15" style:family="paragraph">
      <style:paragraph-properties style:text-autospace="none"/>
    </style:style>
    <style:style style:name="P16" style:family="paragraph">
      <loext:graphic-properties draw:fill="none" draw:fill-color="#ffffff"/>
      <style:paragraph-properties style:writing-mode="lr-tb"/>
    </style:style>
    <style:style style:name="P17" style:family="paragraph">
      <loext:graphic-properties draw:fill="none" draw:fill-color="#ffffff"/>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a4e4"/>
    </style:style>
    <style:style style:name="T4" style:family="text">
      <style:text-properties style:text-underline-style="solid" style:text-underline-width="auto" style:text-underline-color="font-color" officeooo:rsid="00138de4"/>
    </style:style>
    <style:style style:name="T5" style:family="text">
      <style:text-properties style:font-name="ArialMT" fo:font-size="11pt" style:font-name-asian="ArialMT" style:font-size-asian="11pt" style:font-name-complex="ArialMT" style:font-size-complex="11pt"/>
    </style:style>
    <style:style style:name="T6" style:family="text">
      <style:text-properties officeooo:rsid="000fa53d"/>
    </style:style>
    <style:style style:name="T7" style:family="text">
      <style:text-properties fo:color="#007826"/>
    </style:style>
    <style:style style:name="T8" style:family="text">
      <style:text-properties fo:color="#007826" fo:font-weight="bold" style:font-weight-asian="bold" style:font-weight-complex="bold"/>
    </style:style>
    <style:style style:name="T9" style:family="text">
      <style:text-properties fo:color="#007826" fo:font-weight="bold" officeooo:rsid="000fa53d" style:font-weight-asian="bold" style:font-weight-complex="bold"/>
    </style:style>
    <style:style style:name="T10" style:family="text">
      <style:text-properties fo:color="#007826" fo:font-weight="bold" officeooo:rsid="0011a4e4" style:font-weight-asian="bold" style:font-weight-complex="bold"/>
    </style:style>
    <style:style style:name="T11" style:family="text">
      <style:text-properties fo:color="#007826" fo:font-weight="bold" officeooo:rsid="00138de4" style:font-weight-asian="bold" style:font-weight-complex="bold"/>
    </style:style>
    <style:style style:name="T12" style:family="text">
      <style:text-properties fo:color="#007826" style:text-underline-style="solid" style:text-underline-width="auto" style:text-underline-color="font-color" officeooo:rsid="00138de4"/>
    </style:style>
    <style:style style:name="T13" style:family="text">
      <style:text-properties fo:color="#007826" officeooo:rsid="00138de4"/>
    </style:style>
    <style:style style:name="T14" style:family="text">
      <style:text-properties officeooo:rsid="0011a4e4"/>
    </style:style>
    <style:style style:name="T15" style:family="text">
      <style:text-properties officeooo:rsid="00138de4"/>
    </style:style>
    <style:style style:name="T16" style:family="text"/>
    <style:style style:name="T17"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8"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9"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20"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list xml:id="list5012340081623395153" text:style-name="L1">
        <text:list-item>
          <text:p text:style-name="P7">(30 min) <text:span text:style-name="T5">Lee los artículos:</text:span></text:p>
        </text:list-item>
      </text:list>
      <text:list xml:id="list6605183581952998495" text:style-name="L2">
        <text:list-item>
          <text:list>
            <text:list-item>
              <text:p text:style-name="P8"><text:s/><text:a xlink:type="simple" xlink:href="https://es.wikipedia.org/wiki/Firmware" text:style-name="Internet_20_link" text:visited-style-name="Visited_20_Internet_20_Link">https://es.wikipedia.org/wiki/Firmware</text:a></text:p>
            </text:list-item>
            <text:list-item>
              <text:p text:style-name="P8"><text:a xlink:type="simple" xlink:href="https://pcsinmisterios.wordpress.com/2016/04/12/bios-uefi-y-cmos/" text:style-name="Internet_20_link" text:visited-style-name="Visited_20_Internet_20_Link">https://pcsinmisterios.wordpress.com/2016/04/12/bios-uefi-y-cmos/</text:a></text:p>
            </text:list-item>
            <text:list-item>
              <text:p text:style-name="P8">https://es.wikipedia.org/wiki/Arranque_(informática)</text:p>
              <text:p text:style-name="P8"/>
            </text:list-item>
          </text:list>
          <text:p text:style-name="P8">y completa las siguientes sentencias:</text:p>
        </text:list-item>
      </text:list>
      <text:p text:style-name="P2"/>
      <text:list xml:id="list5551835497502127286" text:style-name="L3">
        <text:list-item>
          <text:p text:style-name="P9">La BIOS se relaciona con el <text:span text:style-name="T1">tipo de memoria </text:span>que se identifican con las siglas <text:span text:style-name="T9">ROM</text:span></text:p>
          <text:p text:style-name="P9"/>
        </text:list-item>
        <text:list-item>
          <text:p text:style-name="P9"><text:s/>El firmware de un sistema informático se almacena hoy en día en <text:span text:style-name="T6">la </text:span><text:span text:style-name="T10">flash</text:span><text:span text:style-name="T6"> </text:span>y se le denomina<text:span text:style-name="T2"><text:tab/></text:span><text:span text:style-name="T10">BIOS o BIOS-UEFFI</text:span><text:span text:style-name="T8"><text:tab/><text:tab/><text:tab/><text:tab/><text:tab/> <text:s/></text:span></text:p>
          <text:p text:style-name="P12"/>
        </text:list-item>
        <text:list-item>
          <text:p text:style-name="P9">El software denominado <text:span text:style-name="T8">BIOS</text:span> esta formado por un conjunto de programas. Indica el nombre de dos de ellos<text:span text:style-name="T8"> </text:span><text:span text:style-name="T9">SETUP y POST</text:span></text:p>
          <text:p text:style-name="P12"/>
        </text:list-item>
        <text:list-item>
          <text:p text:style-name="P9">Los parámetros de configuración que se almacenan en la memoria <text:span text:style-name="T9">CMOS</text:span><text:span text:style-name="T10">|NWRAM</text:span><text:span text:style-name="T9"> </text:span>se graban a través del programa <text:span text:style-name="T8">SETUP</text:span> y se mantienen grabados gracias a que en la placa base hay una pila</text:p>
          <text:p text:style-name="P9"/>
        </text:list-item>
        <text:list-item>
          <text:p text:style-name="P9">El Setup es un pequeño programa, integrado en la memoria tipo ROM. Indica si SETUP necesita o no necesita del sistema operativo de la máquina (Apple MacOS®, Linux ó Microsoft® Windows) para funcionar<text:span text:style-name="T8"> </text:span><text:span text:style-name="T9">No, </text:span><text:span text:style-name="T10">ya que es parte del firmware</text:span></text:p>
          <text:p text:style-name="P12"/>
        </text:list-item>
        <text:list-item>
          <text:p text:style-name="P9">Indica que programa tiene la finalidad de configurar ciertos parámetros importantes que posteriormente serán funcionales al sistema operativo , como por ejemplo dar de alta y baja unidades de disco,cambiar la fecha y hora, indicar la prioridad de la unidad desde donde iniciar un sistema operativo, informar de la velocidad del microprocesador, etc. <text:span text:style-name="T2"><text:tab/></text:span><text:span text:style-name="T9">El SETUP</text:span></text:p>
          <text:p text:style-name="P12"/>
        </text:list-item>
        <text:list-item>
          <text:p text:style-name="P9">La primera vez que montemos un PC ¿tendremos que utilizar el programa SEPTUP? <text:span text:style-name="T14">Si, </text:span>¿Por qué? <text:span text:style-name="T14">Para cerciorarnos de que todos los componentes físicos son funcionales e indicar el arranque (boot)</text:span></text:p>
        </text:list-item>
        <text:list-item>
          <text:p text:style-name="P9">El POST es <text:span text:style-name="T3">Proceso de verificacción que se encargara de verificar que lo minimo de nuestro ordenador según la arquitectura Von Newman </text:span>¿El POST nos muestra los resultados (<text:span text:style-name="T7">SI</text:span>/NO)<text:span text:style-name="T2"> <text:tab/><text:tab/></text:span>¿Cómo?<text:span text:style-name="T2"> </text:span><text:span text:style-name="T3">Mediante pitidos o señales gráficas</text:span> ¿Cuándo POST detecta algún problema cómo nos informa?<text:span text:style-name="T3">dependiendo de la placa sonará de una manera u otro o graficamente.</text:span></text:p>
          <text:p text:style-name="P12"/>
        </text:list-item>
        <text:list-item>
          <text:p text:style-name="P10">En un PC las siglas RTC representan <text:span text:style-name="T11">conjunto de elementos constituido por todos los medios de transmisión y conmutación necesarios para enlazar a voluntad dos equipos terminales mediante un circuito físico</text:span></text:p>
          <text:p text:style-name="P12"/>
        </text:list-item>
        <text:list-item>
          <text:p text:style-name="P9">¿Tienen la misma BIOS todas las placas base? <text:span text:style-name="T3">No, EPROM, </text:span><text:span text:style-name="T4">Flash BIOS</text:span><text:span text:style-name="T3"> y ROM </text:span>Nombra 2 fabricantes de la BIOS<text:span text:style-name="T2"> </text:span><text:span text:style-name="T3">IBM, MSI</text:span></text:p>
          <text:p text:style-name="P9"><text:soft-page-break/></text:p>
        </text:list-item>
        <text:list-item>
          <text:p text:style-name="P9">El software que maneja las controladoras de los dispositivos se denomina<text:span text:style-name="T4"> Driver</text:span></text:p>
          <text:p text:style-name="P9"/>
        </text:list-item>
        <text:list-item>
          <text:p text:style-name="P9"><text:s/>¿Qué elemento hardware hace que el firmware, que esta dentro del chip de memoria BIOS, se cargue en memoria RAM?<text:tab/><text:span text:style-name="T4">El procesador</text:span></text:p>
        </text:list-item>
      </text:list>
      <text:p text:style-name="P2"/>
      <text:list xml:id="list90532526869347" text:continue-numbering="true" text:style-name="L3">
        <text:list-item>
          <text:p text:style-name="P9">¿Sabes cómo funciona el proceso de arranque qué proporciona la BIOS-Firmware?¿Podrías mencionar algún paso/proceso/elemento?</text:p>
          <text:list>
            <text:list-item>
              <text:p text:style-name="P13">El POST se encarga de cerciorarse de la funcionalidad de el hardware</text:p>
            </text:list-item>
            <text:list-item>
              <text:p text:style-name="P13">Según nuestra configuración en el SETUP (en caso de no iniciarlo) se configurará nuestro hardware y buscara un dispositivo para BOOTear</text:p>
            </text:list-item>
            <text:list-item>
              <text:p text:style-name="P13">Cuando se encuentre un dispositivo de arranque la BIOS perdera el control.</text:p>
            </text:list-item>
          </text:list>
          <text:p text:style-name="P12"/>
        </text:list-item>
        <text:list-item>
          <text:p text:style-name="P9">¿Cuándo de se le da paso el Sistema Operativo, nada mas encender el ordenador (SI/<text:span text:style-name="T8">NO</text:span>)<text:span text:style-name="T2"><text:tab/><text:tab/></text:span> ¿Cómo se le da paso? <text:span text:style-name="T11">Con el BOOT</text:span><text:span text:style-name="T2"> </text:span>¿Quién le da paso? <text:span text:style-name="T11">El gestor de arranque o bootloader</text:span></text:p>
          <text:p text:style-name="P9"/>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ArialMT" svg:font-family="ArialMT"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81312E625CB256E7.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1"><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1</dc:title>
    <meta:creation-date>2016-11-09T05:58:01</meta:creation-date>
    <meta:editing-cycles>4</meta:editing-cycles>
    <meta:editing-duration>PT16M16S</meta:editing-duration>
    <meta:initial-creator>B. I-I </meta:initial-creator>
    <dc:date>2019-11-06T09:05:31.370022266</dc:date>
    <meta:document-statistic meta:table-count="0" meta:image-count="1" meta:object-count="0" meta:page-count="2" meta:paragraph-count="36" meta:word-count="497" meta:character-count="2974" meta:non-whitespace-character-count="2519"/>
    <meta:user-defined meta:name="Info 1"/>
    <meta:user-defined meta:name="Info 2"/>
    <meta:user-defined meta:name="Info 3"/>
    <meta:user-defined meta:name="Info 4"/>
  </office:meta>
</office:document-meta>
</file>